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808080" officeooo:rsid="000f83b9" officeooo:paragraph-rsid="000f83b9"/>
    </style:style>
    <style:style style:name="P2" style:family="paragraph" style:parent-style-name="Standard">
      <style:paragraph-properties fo:text-align="center" style:justify-single-word="false"/>
      <style:text-properties fo:font-size="18pt" fo:font-weight="bold" officeooo:rsid="000f83b9" officeooo:paragraph-rsid="000f83b9"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0f83b9" officeooo:paragraph-rsid="000f83b9"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fo:font-weight="normal" officeooo:rsid="000f83b9" officeooo:paragraph-rsid="000f83b9"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8pt" fo:font-weight="bold" officeooo:rsid="000f83b9" officeooo:paragraph-rsid="000f83b9"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0f83b9" officeooo:paragraph-rsid="000f83b9"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4pt" fo:font-weight="bold" officeooo:rsid="0010fffa" officeooo:paragraph-rsid="0010fff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2pt" fo:font-weight="bold" officeooo:rsid="0010fffa" officeooo:paragraph-rsid="0010fffa"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2d988" officeooo:paragraph-rsid="0012d98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44368" officeooo:paragraph-rsid="00144368"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0fffa" officeooo:paragraph-rsid="0010fff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0fffa" officeooo:paragraph-rsid="00127c9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27c95" officeooo:paragraph-rsid="00127c9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2814c" officeooo:paragraph-rsid="0012814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34b2e" officeooo:paragraph-rsid="00134b2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44368" officeooo:paragraph-rsid="00144368" style:font-size-asian="10.5pt" style:font-weight-asian="normal" style:font-size-complex="12pt" style:font-weight-complex="normal"/>
    </style:style>
    <style:style style:name="T1" style:family="text">
      <style:text-properties officeooo:rsid="00127c95"/>
    </style:style>
    <style:style style:name="T2" style:family="text">
      <style:text-properties officeooo:rsid="001443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hine Learning HW1</text:p>
      <text:p text:style-name="P2"/>
      <text:p text:style-name="P3"/>
      <text:p text:style-name="P7">Problem 1 :</text:p>
      <text:p text:style-name="P7"/>
      <text:p text:style-name="P7">Problem 2 :</text:p>
      <text:p text:style-name="P7"/>
      <text:p text:style-name="P7">Problem 3 :</text:p>
      <text:p text:style-name="P7"/>
      <text:p text:style-name="P8">a) </text:p>
      <text:p text:style-name="P11">What are the relationships between data, informations, knowledge and wisdom ?</text:p>
      <text:p text:style-name="P11"/>
      <text:p text:style-name="P11">Firstly, we start from the data. A data is one or many words, characters, and/or numbers associated with labels, which define something. </text:p>
      <text:p text:style-name="P11">Example of data : 1012, rains, Toulouse, 15</text:p>
      <text:p text:style-name="P11">From the data, we can deduce informations, which are the meaning of the data. A literal way to read data.</text:p>
      <text:p text:style-name="P11">Example of information : It rains at Toulouse, the atmospheric pressure is low and the temperature is moderate.</text:p>
      <text:p text:style-name="P12">A knowledge get the parts of the informations which are interesting, depending on the context <text:span text:style-name="T1">knowledge’s owner.</text:span></text:p>
      <text:p text:style-name="P12"><text:span text:style-name="T1">Example of knowledge : I’m leaving my house and it rains outside.</text:span></text:p>
      <text:p text:style-name="P12"><text:span text:style-name="T1">Finally, from the knowledge, we can deduce what to do, the action to take. This is the wisdom.</text:span></text:p>
      <text:p text:style-name="P12"><text:span text:style-name="T1">Example of wisdom : I better get an umbrella !</text:span></text:p>
      <text:p text:style-name="P12"/>
      <text:p text:style-name="P13">However, from the wisdom, we can’t deduce the knowledge, from the knowledge we can’t deduce all the informations, and from the informations we can’t deduce the data.</text:p>
      <text:p text:style-name="P13">Example : From getting an umbrella, we can’t deduce that it rains (it could be to sunny too, or the person could need it for a cosplay for example). From the knowledge that the person leave her house and it rains, we can’t deduce her location (Toulouse) and the rest of the informations (pressure and temperature). From the informations that the pressure is low and the temperature moderate, we can’t deduce the real values of this parameters int the data.</text:p>
      <text:p text:style-name="P14">From the data to the wisdom, the quantity of information is decreasing, but we get closer and closer to a solution.</text:p>
      <text:p text:style-name="P14"/>
      <text:p text:style-name="P9">b)</text:p>
      <text:p text:style-name="P15">What is the difference between supervised learning and unsupervised learning?</text:p>
      <text:p text:style-name="P15"/>
      <text:p text:style-name="P15">In supervised learning, a machine, before being able to predict, needs to be train with labelled datas to define and tweak the parameters of the model chosen. When the training is sufficient, the machine is able to predict te label of unlabelled datas.</text:p>
      <text:p text:style-name="P15">Example of supervised learning : <text:span text:style-name="T2">W</text:span>e can imagine an algorithm (which already exists) on a music application which could get the musics liked or unliked by an user and train its model with this datas to determine, after, which musics this user could like.</text:p>
      <text:p text:style-name="P15"/>
      <text:p text:style-name="P15"><text:soft-page-break/>In unsupervised learning, a machine doesn’t use labelled data to train. <text:span text:style-name="T2">It analyzes the structure of the datas, extract the features to define, at the end, a model which best fits with this data structure. And uses it to predict.</text:span></text:p>
      <text:p text:style-name="P16">Example of unsupervised learning : We want, for example, classify animal photos on a website, given by users. But we don’t know what is the animal on each photo. But we know the number of different animals. We must use unsupervised learning here, giving all the photos to the algorithm and let it cluster the photos in the good groups. </text:p>
      <text:p text:style-name="P15"/>
      <text:p text:style-name="P15"/>
      <text:p text:style-name="P7"/>
      <text:p text:style-name="P7">Problem 4 :</text:p>
      <text:p text:style-name="P7"/>
      <text:p text:style-name="P10">a)</text:p>
      <text:p text:style-name="P16"/>
      <text:p text:style-name="P16"/>
      <text:p text:style-name="P10">b)</text:p>
      <text:p text:style-name="P2"/>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f83b9" officeooo:paragraph-rsid="000f83b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0845209</text:p>
        <text:p text:style-name="MP1">Siméon Gauma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08:40:49.543294865</meta:creation-date>
    <dc:date>2020-03-21T08:19:16.369078943</dc:date>
    <meta:editing-duration>PT6M55S</meta:editing-duration>
    <meta:editing-cycles>4</meta:editing-cycles>
    <meta:generator>LibreOffice/6.0.7.3$Linux_X86_64 LibreOffice_project/00m0$Build-3</meta:generator>
    <meta:document-statistic meta:table-count="0" meta:image-count="0" meta:object-count="0" meta:page-count="2" meta:paragraph-count="28" meta:word-count="483" meta:character-count="2767" meta:non-whitespace-character-count="2309"/>
  </office:meta>
</office:document-meta>
</file>